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6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redni-zenski-00-99-&quot; &amp; TEXT(ROW(); &quot;000&quot;)" office:value-type="string" office:string-value="br-redni-zenski-00-99-001" calcext:value-type="string">
            <text:p>br-redni-zenski-00-99-001</text:p>
          </table:table-cell>
          <table:table-cell office:value-type="string" calcext:value-type="string">
            <text:p>Нул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02" calcext:value-type="string">
            <text:p>br-redni-zenski-00-99-002</text:p>
          </table:table-cell>
          <table:table-cell office:value-type="string" calcext:value-type="string">
            <text:p>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03" calcext:value-type="string">
            <text:p>br-redni-zenski-00-99-003</text:p>
          </table:table-cell>
          <table:table-cell office:value-type="string" calcext:value-type="string">
            <text:p>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04" calcext:value-type="string">
            <text:p>br-redni-zenski-00-99-004</text:p>
          </table:table-cell>
          <table:table-cell office:value-type="string" calcext:value-type="string">
            <text:p>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05" calcext:value-type="string">
            <text:p>br-redni-zenski-00-99-005</text:p>
          </table:table-cell>
          <table:table-cell office:value-type="string" calcext:value-type="string">
            <text:p>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06" calcext:value-type="string">
            <text:p>br-redni-zenski-00-99-006</text:p>
          </table:table-cell>
          <table:table-cell office:value-type="string" calcext:value-type="string">
            <text:p>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07" calcext:value-type="string">
            <text:p>br-redni-zenski-00-99-007</text:p>
          </table:table-cell>
          <table:table-cell office:value-type="string" calcext:value-type="string">
            <text:p>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08" calcext:value-type="string">
            <text:p>br-redni-zenski-00-99-008</text:p>
          </table:table-cell>
          <table:table-cell office:value-type="string" calcext:value-type="string">
            <text:p>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09" calcext:value-type="string">
            <text:p>br-redni-zenski-00-99-009</text:p>
          </table:table-cell>
          <table:table-cell office:value-type="string" calcext:value-type="string">
            <text:p>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10" calcext:value-type="string">
            <text:p>br-redni-zenski-00-99-010</text:p>
          </table:table-cell>
          <table:table-cell office:value-type="string" calcext:value-type="string">
            <text:p>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11" calcext:value-type="string">
            <text:p>br-redni-zenski-00-99-011</text:p>
          </table:table-cell>
          <table:table-cell office:value-type="string" calcext:value-type="string">
            <text:p>Дес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12" calcext:value-type="string">
            <text:p>br-redni-zenski-00-99-012</text:p>
          </table:table-cell>
          <table:table-cell office:value-type="string" calcext:value-type="string">
            <text:p>Једана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13" calcext:value-type="string">
            <text:p>br-redni-zenski-00-99-013</text:p>
          </table:table-cell>
          <table:table-cell office:value-type="string" calcext:value-type="string">
            <text:p>Двана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14" calcext:value-type="string">
            <text:p>br-redni-zenski-00-99-014</text:p>
          </table:table-cell>
          <table:table-cell office:value-type="string" calcext:value-type="string">
            <text:p>Трина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15" calcext:value-type="string">
            <text:p>br-redni-zenski-00-99-015</text:p>
          </table:table-cell>
          <table:table-cell office:value-type="string" calcext:value-type="string">
            <text:p>Четрна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16" calcext:value-type="string">
            <text:p>br-redni-zenski-00-99-016</text:p>
          </table:table-cell>
          <table:table-cell office:value-type="string" calcext:value-type="string">
            <text:p>Петна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17" calcext:value-type="string">
            <text:p>br-redni-zenski-00-99-017</text:p>
          </table:table-cell>
          <table:table-cell office:value-type="string" calcext:value-type="string">
            <text:p>Шесна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18" calcext:value-type="string">
            <text:p>br-redni-zenski-00-99-018</text:p>
          </table:table-cell>
          <table:table-cell office:value-type="string" calcext:value-type="string">
            <text:p>Седамна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19" calcext:value-type="string">
            <text:p>br-redni-zenski-00-99-019</text:p>
          </table:table-cell>
          <table:table-cell office:value-type="string" calcext:value-type="string">
            <text:p>Осамна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20" calcext:value-type="string">
            <text:p>br-redni-zenski-00-99-020</text:p>
          </table:table-cell>
          <table:table-cell office:value-type="string" calcext:value-type="string">
            <text:p>Деветна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21" calcext:value-type="string">
            <text:p>br-redni-zenski-00-99-021</text:p>
          </table:table-cell>
          <table:table-cell office:value-type="string" calcext:value-type="string">
            <text:p>Двадес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22" calcext:value-type="string">
            <text:p>br-redni-zenski-00-99-022</text:p>
          </table:table-cell>
          <table:table-cell office:value-type="string" calcext:value-type="string">
            <text:p>Двадесет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23" calcext:value-type="string">
            <text:p>br-redni-zenski-00-99-023</text:p>
          </table:table-cell>
          <table:table-cell office:value-type="string" calcext:value-type="string">
            <text:p>Двадесет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24" calcext:value-type="string">
            <text:p>br-redni-zenski-00-99-024</text:p>
          </table:table-cell>
          <table:table-cell office:value-type="string" calcext:value-type="string">
            <text:p>Двадесет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25" calcext:value-type="string">
            <text:p>br-redni-zenski-00-99-025</text:p>
          </table:table-cell>
          <table:table-cell office:value-type="string" calcext:value-type="string">
            <text:p>Двадесет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26" calcext:value-type="string">
            <text:p>br-redni-zenski-00-99-026</text:p>
          </table:table-cell>
          <table:table-cell office:value-type="string" calcext:value-type="string">
            <text:p>Двадесет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27" calcext:value-type="string">
            <text:p>br-redni-zenski-00-99-027</text:p>
          </table:table-cell>
          <table:table-cell office:value-type="string" calcext:value-type="string">
            <text:p>Двадесет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28" calcext:value-type="string">
            <text:p>br-redni-zenski-00-99-028</text:p>
          </table:table-cell>
          <table:table-cell office:value-type="string" calcext:value-type="string">
            <text:p>Двадесет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29" calcext:value-type="string">
            <text:p>br-redni-zenski-00-99-029</text:p>
          </table:table-cell>
          <table:table-cell office:value-type="string" calcext:value-type="string">
            <text:p>Двадесет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30" calcext:value-type="string">
            <text:p>br-redni-zenski-00-99-030</text:p>
          </table:table-cell>
          <table:table-cell office:value-type="string" calcext:value-type="string">
            <text:p>Двадесет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31" calcext:value-type="string">
            <text:p>br-redni-zenski-00-99-031</text:p>
          </table:table-cell>
          <table:table-cell office:value-type="string" calcext:value-type="string">
            <text:p>Двадесет и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32" calcext:value-type="string">
            <text:p>br-redni-zenski-00-99-032</text:p>
          </table:table-cell>
          <table:table-cell office:value-type="string" calcext:value-type="string">
            <text:p>Двадесет и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33" calcext:value-type="string">
            <text:p>br-redni-zenski-00-99-033</text:p>
          </table:table-cell>
          <table:table-cell office:value-type="string" calcext:value-type="string">
            <text:p>Двадесет и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34" calcext:value-type="string">
            <text:p>br-redni-zenski-00-99-034</text:p>
          </table:table-cell>
          <table:table-cell office:value-type="string" calcext:value-type="string">
            <text:p>Двадесет и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35" calcext:value-type="string">
            <text:p>br-redni-zenski-00-99-035</text:p>
          </table:table-cell>
          <table:table-cell office:value-type="string" calcext:value-type="string">
            <text:p>Двадесет и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36" calcext:value-type="string">
            <text:p>br-redni-zenski-00-99-036</text:p>
          </table:table-cell>
          <table:table-cell office:value-type="string" calcext:value-type="string">
            <text:p>Двадесет и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37" calcext:value-type="string">
            <text:p>br-redni-zenski-00-99-037</text:p>
          </table:table-cell>
          <table:table-cell office:value-type="string" calcext:value-type="string">
            <text:p>Двадесет и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38" calcext:value-type="string">
            <text:p>br-redni-zenski-00-99-038</text:p>
          </table:table-cell>
          <table:table-cell office:value-type="string" calcext:value-type="string">
            <text:p>Двадесет и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39" calcext:value-type="string">
            <text:p>br-redni-zenski-00-99-039</text:p>
          </table:table-cell>
          <table:table-cell office:value-type="string" calcext:value-type="string">
            <text:p>Двадесет и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40" calcext:value-type="string">
            <text:p>br-redni-zenski-00-99-040</text:p>
          </table:table-cell>
          <table:table-cell office:value-type="string" calcext:value-type="string">
            <text:p>Тридес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41" calcext:value-type="string">
            <text:p>br-redni-zenski-00-99-041</text:p>
          </table:table-cell>
          <table:table-cell office:value-type="string" calcext:value-type="string">
            <text:p>Тридесет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42" calcext:value-type="string">
            <text:p>br-redni-zenski-00-99-042</text:p>
          </table:table-cell>
          <table:table-cell office:value-type="string" calcext:value-type="string">
            <text:p>Тридесет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43" calcext:value-type="string">
            <text:p>br-redni-zenski-00-99-043</text:p>
          </table:table-cell>
          <table:table-cell office:value-type="string" calcext:value-type="string">
            <text:p>Тридесет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44" calcext:value-type="string">
            <text:p>br-redni-zenski-00-99-044</text:p>
          </table:table-cell>
          <table:table-cell office:value-type="string" calcext:value-type="string">
            <text:p>Тридесет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45" calcext:value-type="string">
            <text:p>br-redni-zenski-00-99-045</text:p>
          </table:table-cell>
          <table:table-cell office:value-type="string" calcext:value-type="string">
            <text:p>Тридесет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46" calcext:value-type="string">
            <text:p>br-redni-zenski-00-99-046</text:p>
          </table:table-cell>
          <table:table-cell office:value-type="string" calcext:value-type="string">
            <text:p>Тридесет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47" calcext:value-type="string">
            <text:p>br-redni-zenski-00-99-047</text:p>
          </table:table-cell>
          <table:table-cell office:value-type="string" calcext:value-type="string">
            <text:p>Тридесет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48" calcext:value-type="string">
            <text:p>br-redni-zenski-00-99-048</text:p>
          </table:table-cell>
          <table:table-cell office:value-type="string" calcext:value-type="string">
            <text:p>Тридесет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49" calcext:value-type="string">
            <text:p>br-redni-zenski-00-99-049</text:p>
          </table:table-cell>
          <table:table-cell office:value-type="string" calcext:value-type="string">
            <text:p>Тридесет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50" calcext:value-type="string">
            <text:p>br-redni-zenski-00-99-050</text:p>
          </table:table-cell>
          <table:table-cell office:value-type="string" calcext:value-type="string">
            <text:p>Тридесет и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51" calcext:value-type="string">
            <text:p>br-redni-zenski-00-99-051</text:p>
          </table:table-cell>
          <table:table-cell office:value-type="string" calcext:value-type="string">
            <text:p>Тридесет и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52" calcext:value-type="string">
            <text:p>br-redni-zenski-00-99-052</text:p>
          </table:table-cell>
          <table:table-cell office:value-type="string" calcext:value-type="string">
            <text:p>Тридесет и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53" calcext:value-type="string">
            <text:p>br-redni-zenski-00-99-053</text:p>
          </table:table-cell>
          <table:table-cell office:value-type="string" calcext:value-type="string">
            <text:p>Тридесет и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54" calcext:value-type="string">
            <text:p>br-redni-zenski-00-99-054</text:p>
          </table:table-cell>
          <table:table-cell office:value-type="string" calcext:value-type="string">
            <text:p>Тридесет и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55" calcext:value-type="string">
            <text:p>br-redni-zenski-00-99-055</text:p>
          </table:table-cell>
          <table:table-cell office:value-type="string" calcext:value-type="string">
            <text:p>Тридесет и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56" calcext:value-type="string">
            <text:p>br-redni-zenski-00-99-056</text:p>
          </table:table-cell>
          <table:table-cell office:value-type="string" calcext:value-type="string">
            <text:p>Тридесет и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57" calcext:value-type="string">
            <text:p>br-redni-zenski-00-99-057</text:p>
          </table:table-cell>
          <table:table-cell office:value-type="string" calcext:value-type="string">
            <text:p>Тридесет и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58" calcext:value-type="string">
            <text:p>br-redni-zenski-00-99-058</text:p>
          </table:table-cell>
          <table:table-cell office:value-type="string" calcext:value-type="string">
            <text:p>Тридесет и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59" calcext:value-type="string">
            <text:p>br-redni-zenski-00-99-059</text:p>
          </table:table-cell>
          <table:table-cell office:value-type="string" calcext:value-type="string">
            <text:p>Четрдес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60" calcext:value-type="string">
            <text:p>br-redni-zenski-00-99-060</text:p>
          </table:table-cell>
          <table:table-cell office:value-type="string" calcext:value-type="string">
            <text:p>Четрдесет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61" calcext:value-type="string">
            <text:p>br-redni-zenski-00-99-061</text:p>
          </table:table-cell>
          <table:table-cell office:value-type="string" calcext:value-type="string">
            <text:p>Четрдесет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62" calcext:value-type="string">
            <text:p>br-redni-zenski-00-99-062</text:p>
          </table:table-cell>
          <table:table-cell office:value-type="string" calcext:value-type="string">
            <text:p>Четрдесет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63" calcext:value-type="string">
            <text:p>br-redni-zenski-00-99-063</text:p>
          </table:table-cell>
          <table:table-cell office:value-type="string" calcext:value-type="string">
            <text:p>Четрдесет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64" calcext:value-type="string">
            <text:p>br-redni-zenski-00-99-064</text:p>
          </table:table-cell>
          <table:table-cell office:value-type="string" calcext:value-type="string">
            <text:p>Четрдесет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65" calcext:value-type="string">
            <text:p>br-redni-zenski-00-99-065</text:p>
          </table:table-cell>
          <table:table-cell office:value-type="string" calcext:value-type="string">
            <text:p>Четрдесет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66" calcext:value-type="string">
            <text:p>br-redni-zenski-00-99-066</text:p>
          </table:table-cell>
          <table:table-cell office:value-type="string" calcext:value-type="string">
            <text:p>Четрдесет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67" calcext:value-type="string">
            <text:p>br-redni-zenski-00-99-067</text:p>
          </table:table-cell>
          <table:table-cell office:value-type="string" calcext:value-type="string">
            <text:p>Четрдесет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68" calcext:value-type="string">
            <text:p>br-redni-zenski-00-99-068</text:p>
          </table:table-cell>
          <table:table-cell office:value-type="string" calcext:value-type="string">
            <text:p>Четрдесет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69" calcext:value-type="string">
            <text:p>br-redni-zenski-00-99-069</text:p>
          </table:table-cell>
          <table:table-cell office:value-type="string" calcext:value-type="string">
            <text:p>Четрдесет и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70" calcext:value-type="string">
            <text:p>br-redni-zenski-00-99-070</text:p>
          </table:table-cell>
          <table:table-cell office:value-type="string" calcext:value-type="string">
            <text:p>Четрдесет и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71" calcext:value-type="string">
            <text:p>br-redni-zenski-00-99-071</text:p>
          </table:table-cell>
          <table:table-cell office:value-type="string" calcext:value-type="string">
            <text:p>Четрдесет и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72" calcext:value-type="string">
            <text:p>br-redni-zenski-00-99-072</text:p>
          </table:table-cell>
          <table:table-cell office:value-type="string" calcext:value-type="string">
            <text:p>Четрдесет и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73" calcext:value-type="string">
            <text:p>br-redni-zenski-00-99-073</text:p>
          </table:table-cell>
          <table:table-cell office:value-type="string" calcext:value-type="string">
            <text:p>Четрдесет и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74" calcext:value-type="string">
            <text:p>br-redni-zenski-00-99-074</text:p>
          </table:table-cell>
          <table:table-cell office:value-type="string" calcext:value-type="string">
            <text:p>Четрдесет и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75" calcext:value-type="string">
            <text:p>br-redni-zenski-00-99-075</text:p>
          </table:table-cell>
          <table:table-cell office:value-type="string" calcext:value-type="string">
            <text:p>Четрдесет и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76" calcext:value-type="string">
            <text:p>br-redni-zenski-00-99-076</text:p>
          </table:table-cell>
          <table:table-cell office:value-type="string" calcext:value-type="string">
            <text:p>Четрдесет и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77" calcext:value-type="string">
            <text:p>br-redni-zenski-00-99-077</text:p>
          </table:table-cell>
          <table:table-cell office:value-type="string" calcext:value-type="string">
            <text:p>Четрдесет и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78" calcext:value-type="string">
            <text:p>br-redni-zenski-00-99-078</text:p>
          </table:table-cell>
          <table:table-cell office:value-type="string" calcext:value-type="string">
            <text:p>Педес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79" calcext:value-type="string">
            <text:p>br-redni-zenski-00-99-079</text:p>
          </table:table-cell>
          <table:table-cell office:value-type="string" calcext:value-type="string">
            <text:p>Педесет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80" calcext:value-type="string">
            <text:p>br-redni-zenski-00-99-080</text:p>
          </table:table-cell>
          <table:table-cell office:value-type="string" calcext:value-type="string">
            <text:p>Педесет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81" calcext:value-type="string">
            <text:p>br-redni-zenski-00-99-081</text:p>
          </table:table-cell>
          <table:table-cell office:value-type="string" calcext:value-type="string">
            <text:p>Педесет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82" calcext:value-type="string">
            <text:p>br-redni-zenski-00-99-082</text:p>
          </table:table-cell>
          <table:table-cell office:value-type="string" calcext:value-type="string">
            <text:p>Педесет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83" calcext:value-type="string">
            <text:p>br-redni-zenski-00-99-083</text:p>
          </table:table-cell>
          <table:table-cell office:value-type="string" calcext:value-type="string">
            <text:p>Педесет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84" calcext:value-type="string">
            <text:p>br-redni-zenski-00-99-084</text:p>
          </table:table-cell>
          <table:table-cell office:value-type="string" calcext:value-type="string">
            <text:p>Педесет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85" calcext:value-type="string">
            <text:p>br-redni-zenski-00-99-085</text:p>
          </table:table-cell>
          <table:table-cell office:value-type="string" calcext:value-type="string">
            <text:p>Педесет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86" calcext:value-type="string">
            <text:p>br-redni-zenski-00-99-086</text:p>
          </table:table-cell>
          <table:table-cell office:value-type="string" calcext:value-type="string">
            <text:p>Педесет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87" calcext:value-type="string">
            <text:p>br-redni-zenski-00-99-087</text:p>
          </table:table-cell>
          <table:table-cell office:value-type="string" calcext:value-type="string">
            <text:p>Педесет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88" calcext:value-type="string">
            <text:p>br-redni-zenski-00-99-088</text:p>
          </table:table-cell>
          <table:table-cell office:value-type="string" calcext:value-type="string">
            <text:p>Педесет и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89" calcext:value-type="string">
            <text:p>br-redni-zenski-00-99-089</text:p>
          </table:table-cell>
          <table:table-cell office:value-type="string" calcext:value-type="string">
            <text:p>Педесет и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90" calcext:value-type="string">
            <text:p>br-redni-zenski-00-99-090</text:p>
          </table:table-cell>
          <table:table-cell office:value-type="string" calcext:value-type="string">
            <text:p>Педесет и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91" calcext:value-type="string">
            <text:p>br-redni-zenski-00-99-091</text:p>
          </table:table-cell>
          <table:table-cell office:value-type="string" calcext:value-type="string">
            <text:p>Педесет и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92" calcext:value-type="string">
            <text:p>br-redni-zenski-00-99-092</text:p>
          </table:table-cell>
          <table:table-cell office:value-type="string" calcext:value-type="string">
            <text:p>Педесет и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93" calcext:value-type="string">
            <text:p>br-redni-zenski-00-99-093</text:p>
          </table:table-cell>
          <table:table-cell office:value-type="string" calcext:value-type="string">
            <text:p>Педесет и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94" calcext:value-type="string">
            <text:p>br-redni-zenski-00-99-094</text:p>
          </table:table-cell>
          <table:table-cell office:value-type="string" calcext:value-type="string">
            <text:p>Педесет и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95" calcext:value-type="string">
            <text:p>br-redni-zenski-00-99-095</text:p>
          </table:table-cell>
          <table:table-cell office:value-type="string" calcext:value-type="string">
            <text:p>Педесет и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96" calcext:value-type="string">
            <text:p>br-redni-zenski-00-99-096</text:p>
          </table:table-cell>
          <table:table-cell office:value-type="string" calcext:value-type="string">
            <text:p>Педесет и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97" calcext:value-type="string">
            <text:p>br-redni-zenski-00-99-097</text:p>
          </table:table-cell>
          <table:table-cell office:value-type="string" calcext:value-type="string">
            <text:p>Шездес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98" calcext:value-type="string">
            <text:p>br-redni-zenski-00-99-098</text:p>
          </table:table-cell>
          <table:table-cell office:value-type="string" calcext:value-type="string">
            <text:p>Шездесет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099" calcext:value-type="string">
            <text:p>br-redni-zenski-00-99-099</text:p>
          </table:table-cell>
          <table:table-cell office:value-type="string" calcext:value-type="string">
            <text:p>Шездесет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00" calcext:value-type="string">
            <text:p>br-redni-zenski-00-99-100</text:p>
          </table:table-cell>
          <table:table-cell office:value-type="string" calcext:value-type="string">
            <text:p>Шездесет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01" calcext:value-type="string">
            <text:p>br-redni-zenski-00-99-101</text:p>
          </table:table-cell>
          <table:table-cell office:value-type="string" calcext:value-type="string">
            <text:p>Шездесет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02" calcext:value-type="string">
            <text:p>br-redni-zenski-00-99-102</text:p>
          </table:table-cell>
          <table:table-cell office:value-type="string" calcext:value-type="string">
            <text:p>Шездесет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03" calcext:value-type="string">
            <text:p>br-redni-zenski-00-99-103</text:p>
          </table:table-cell>
          <table:table-cell office:value-type="string" calcext:value-type="string">
            <text:p>Шездесет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04" calcext:value-type="string">
            <text:p>br-redni-zenski-00-99-104</text:p>
          </table:table-cell>
          <table:table-cell office:value-type="string" calcext:value-type="string">
            <text:p>Шездесет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05" calcext:value-type="string">
            <text:p>br-redni-zenski-00-99-105</text:p>
          </table:table-cell>
          <table:table-cell office:value-type="string" calcext:value-type="string">
            <text:p>Шездесет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06" calcext:value-type="string">
            <text:p>br-redni-zenski-00-99-106</text:p>
          </table:table-cell>
          <table:table-cell office:value-type="string" calcext:value-type="string">
            <text:p>Шездесет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07" calcext:value-type="string">
            <text:p>br-redni-zenski-00-99-107</text:p>
          </table:table-cell>
          <table:table-cell office:value-type="string" calcext:value-type="string">
            <text:p>Шездесет и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08" calcext:value-type="string">
            <text:p>br-redni-zenski-00-99-108</text:p>
          </table:table-cell>
          <table:table-cell office:value-type="string" calcext:value-type="string">
            <text:p>Шездесет и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09" calcext:value-type="string">
            <text:p>br-redni-zenski-00-99-109</text:p>
          </table:table-cell>
          <table:table-cell office:value-type="string" calcext:value-type="string">
            <text:p>Шездесет и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10" calcext:value-type="string">
            <text:p>br-redni-zenski-00-99-110</text:p>
          </table:table-cell>
          <table:table-cell office:value-type="string" calcext:value-type="string">
            <text:p>Шездесет и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11" calcext:value-type="string">
            <text:p>br-redni-zenski-00-99-111</text:p>
          </table:table-cell>
          <table:table-cell office:value-type="string" calcext:value-type="string">
            <text:p>Шездесет и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12" calcext:value-type="string">
            <text:p>br-redni-zenski-00-99-112</text:p>
          </table:table-cell>
          <table:table-cell office:value-type="string" calcext:value-type="string">
            <text:p>Шездесет и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13" calcext:value-type="string">
            <text:p>br-redni-zenski-00-99-113</text:p>
          </table:table-cell>
          <table:table-cell office:value-type="string" calcext:value-type="string">
            <text:p>Шездесет и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14" calcext:value-type="string">
            <text:p>br-redni-zenski-00-99-114</text:p>
          </table:table-cell>
          <table:table-cell office:value-type="string" calcext:value-type="string">
            <text:p>Шездесет и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15" calcext:value-type="string">
            <text:p>br-redni-zenski-00-99-115</text:p>
          </table:table-cell>
          <table:table-cell office:value-type="string" calcext:value-type="string">
            <text:p>Шездесет и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16" calcext:value-type="string">
            <text:p>br-redni-zenski-00-99-116</text:p>
          </table:table-cell>
          <table:table-cell office:value-type="string" calcext:value-type="string">
            <text:p>Седамдес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17" calcext:value-type="string">
            <text:p>br-redni-zenski-00-99-117</text:p>
          </table:table-cell>
          <table:table-cell office:value-type="string" calcext:value-type="string">
            <text:p>Седамдесет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18" calcext:value-type="string">
            <text:p>br-redni-zenski-00-99-118</text:p>
          </table:table-cell>
          <table:table-cell office:value-type="string" calcext:value-type="string">
            <text:p>Седамдесет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19" calcext:value-type="string">
            <text:p>br-redni-zenski-00-99-119</text:p>
          </table:table-cell>
          <table:table-cell office:value-type="string" calcext:value-type="string">
            <text:p>Седамдесет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20" calcext:value-type="string">
            <text:p>br-redni-zenski-00-99-120</text:p>
          </table:table-cell>
          <table:table-cell office:value-type="string" calcext:value-type="string">
            <text:p>Седамдесет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21" calcext:value-type="string">
            <text:p>br-redni-zenski-00-99-121</text:p>
          </table:table-cell>
          <table:table-cell office:value-type="string" calcext:value-type="string">
            <text:p>Седамдесет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22" calcext:value-type="string">
            <text:p>br-redni-zenski-00-99-122</text:p>
          </table:table-cell>
          <table:table-cell office:value-type="string" calcext:value-type="string">
            <text:p>Седамдесет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23" calcext:value-type="string">
            <text:p>br-redni-zenski-00-99-123</text:p>
          </table:table-cell>
          <table:table-cell office:value-type="string" calcext:value-type="string">
            <text:p>Седамдесет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24" calcext:value-type="string">
            <text:p>br-redni-zenski-00-99-124</text:p>
          </table:table-cell>
          <table:table-cell office:value-type="string" calcext:value-type="string">
            <text:p>Седамдесет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25" calcext:value-type="string">
            <text:p>br-redni-zenski-00-99-125</text:p>
          </table:table-cell>
          <table:table-cell office:value-type="string" calcext:value-type="string">
            <text:p>Седамдесет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26" calcext:value-type="string">
            <text:p>br-redni-zenski-00-99-126</text:p>
          </table:table-cell>
          <table:table-cell office:value-type="string" calcext:value-type="string">
            <text:p>Седамдесет и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27" calcext:value-type="string">
            <text:p>br-redni-zenski-00-99-127</text:p>
          </table:table-cell>
          <table:table-cell office:value-type="string" calcext:value-type="string">
            <text:p>Седамдесет и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28" calcext:value-type="string">
            <text:p>br-redni-zenski-00-99-128</text:p>
          </table:table-cell>
          <table:table-cell office:value-type="string" calcext:value-type="string">
            <text:p>Седамдесет и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29" calcext:value-type="string">
            <text:p>br-redni-zenski-00-99-129</text:p>
          </table:table-cell>
          <table:table-cell office:value-type="string" calcext:value-type="string">
            <text:p>Седамдесет и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30" calcext:value-type="string">
            <text:p>br-redni-zenski-00-99-130</text:p>
          </table:table-cell>
          <table:table-cell office:value-type="string" calcext:value-type="string">
            <text:p>Седамдесет и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31" calcext:value-type="string">
            <text:p>br-redni-zenski-00-99-131</text:p>
          </table:table-cell>
          <table:table-cell office:value-type="string" calcext:value-type="string">
            <text:p>Седамдесет и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32" calcext:value-type="string">
            <text:p>br-redni-zenski-00-99-132</text:p>
          </table:table-cell>
          <table:table-cell office:value-type="string" calcext:value-type="string">
            <text:p>Седамдесет и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33" calcext:value-type="string">
            <text:p>br-redni-zenski-00-99-133</text:p>
          </table:table-cell>
          <table:table-cell office:value-type="string" calcext:value-type="string">
            <text:p>Седамдесет и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34" calcext:value-type="string">
            <text:p>br-redni-zenski-00-99-134</text:p>
          </table:table-cell>
          <table:table-cell office:value-type="string" calcext:value-type="string">
            <text:p>Седамдесет и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35" calcext:value-type="string">
            <text:p>br-redni-zenski-00-99-135</text:p>
          </table:table-cell>
          <table:table-cell office:value-type="string" calcext:value-type="string">
            <text:p>Осамдес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36" calcext:value-type="string">
            <text:p>br-redni-zenski-00-99-136</text:p>
          </table:table-cell>
          <table:table-cell office:value-type="string" calcext:value-type="string">
            <text:p>Осамдесет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37" calcext:value-type="string">
            <text:p>br-redni-zenski-00-99-137</text:p>
          </table:table-cell>
          <table:table-cell office:value-type="string" calcext:value-type="string">
            <text:p>Осамдесет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38" calcext:value-type="string">
            <text:p>br-redni-zenski-00-99-138</text:p>
          </table:table-cell>
          <table:table-cell office:value-type="string" calcext:value-type="string">
            <text:p>Осамдесет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39" calcext:value-type="string">
            <text:p>br-redni-zenski-00-99-139</text:p>
          </table:table-cell>
          <table:table-cell office:value-type="string" calcext:value-type="string">
            <text:p>Осамдесет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40" calcext:value-type="string">
            <text:p>br-redni-zenski-00-99-140</text:p>
          </table:table-cell>
          <table:table-cell office:value-type="string" calcext:value-type="string">
            <text:p>Осамдесет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41" calcext:value-type="string">
            <text:p>br-redni-zenski-00-99-141</text:p>
          </table:table-cell>
          <table:table-cell office:value-type="string" calcext:value-type="string">
            <text:p>Осамдесет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42" calcext:value-type="string">
            <text:p>br-redni-zenski-00-99-142</text:p>
          </table:table-cell>
          <table:table-cell office:value-type="string" calcext:value-type="string">
            <text:p>Осамдесет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43" calcext:value-type="string">
            <text:p>br-redni-zenski-00-99-143</text:p>
          </table:table-cell>
          <table:table-cell office:value-type="string" calcext:value-type="string">
            <text:p>Осамдесет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44" calcext:value-type="string">
            <text:p>br-redni-zenski-00-99-144</text:p>
          </table:table-cell>
          <table:table-cell office:value-type="string" calcext:value-type="string">
            <text:p>Осамдесет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45" calcext:value-type="string">
            <text:p>br-redni-zenski-00-99-145</text:p>
          </table:table-cell>
          <table:table-cell office:value-type="string" calcext:value-type="string">
            <text:p>Осамдесет и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46" calcext:value-type="string">
            <text:p>br-redni-zenski-00-99-146</text:p>
          </table:table-cell>
          <table:table-cell office:value-type="string" calcext:value-type="string">
            <text:p>Осамдесет и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47" calcext:value-type="string">
            <text:p>br-redni-zenski-00-99-147</text:p>
          </table:table-cell>
          <table:table-cell office:value-type="string" calcext:value-type="string">
            <text:p>Осамдесет и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48" calcext:value-type="string">
            <text:p>br-redni-zenski-00-99-148</text:p>
          </table:table-cell>
          <table:table-cell office:value-type="string" calcext:value-type="string">
            <text:p>Осамдесет и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49" calcext:value-type="string">
            <text:p>br-redni-zenski-00-99-149</text:p>
          </table:table-cell>
          <table:table-cell office:value-type="string" calcext:value-type="string">
            <text:p>Осамдесет и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50" calcext:value-type="string">
            <text:p>br-redni-zenski-00-99-150</text:p>
          </table:table-cell>
          <table:table-cell office:value-type="string" calcext:value-type="string">
            <text:p>Осамдесет и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51" calcext:value-type="string">
            <text:p>br-redni-zenski-00-99-151</text:p>
          </table:table-cell>
          <table:table-cell office:value-type="string" calcext:value-type="string">
            <text:p>Осамдесет и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52" calcext:value-type="string">
            <text:p>br-redni-zenski-00-99-152</text:p>
          </table:table-cell>
          <table:table-cell office:value-type="string" calcext:value-type="string">
            <text:p>Осамдесет и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53" calcext:value-type="string">
            <text:p>br-redni-zenski-00-99-153</text:p>
          </table:table-cell>
          <table:table-cell office:value-type="string" calcext:value-type="string">
            <text:p>Осамдесет и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54" calcext:value-type="string">
            <text:p>br-redni-zenski-00-99-154</text:p>
          </table:table-cell>
          <table:table-cell office:value-type="string" calcext:value-type="string">
            <text:p>Деведес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55" calcext:value-type="string">
            <text:p>br-redni-zenski-00-99-155</text:p>
          </table:table-cell>
          <table:table-cell office:value-type="string" calcext:value-type="string">
            <text:p>Деведесет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56" calcext:value-type="string">
            <text:p>br-redni-zenski-00-99-156</text:p>
          </table:table-cell>
          <table:table-cell office:value-type="string" calcext:value-type="string">
            <text:p>Деведесет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57" calcext:value-type="string">
            <text:p>br-redni-zenski-00-99-157</text:p>
          </table:table-cell>
          <table:table-cell office:value-type="string" calcext:value-type="string">
            <text:p>Деведесет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58" calcext:value-type="string">
            <text:p>br-redni-zenski-00-99-158</text:p>
          </table:table-cell>
          <table:table-cell office:value-type="string" calcext:value-type="string">
            <text:p>Деведесет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59" calcext:value-type="string">
            <text:p>br-redni-zenski-00-99-159</text:p>
          </table:table-cell>
          <table:table-cell office:value-type="string" calcext:value-type="string">
            <text:p>Деведесет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60" calcext:value-type="string">
            <text:p>br-redni-zenski-00-99-160</text:p>
          </table:table-cell>
          <table:table-cell office:value-type="string" calcext:value-type="string">
            <text:p>Деведесет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61" calcext:value-type="string">
            <text:p>br-redni-zenski-00-99-161</text:p>
          </table:table-cell>
          <table:table-cell office:value-type="string" calcext:value-type="string">
            <text:p>Деведесет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62" calcext:value-type="string">
            <text:p>br-redni-zenski-00-99-162</text:p>
          </table:table-cell>
          <table:table-cell office:value-type="string" calcext:value-type="string">
            <text:p>Деведесет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63" calcext:value-type="string">
            <text:p>br-redni-zenski-00-99-163</text:p>
          </table:table-cell>
          <table:table-cell office:value-type="string" calcext:value-type="string">
            <text:p>Деведесет дев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64" calcext:value-type="string">
            <text:p>br-redni-zenski-00-99-164</text:p>
          </table:table-cell>
          <table:table-cell office:value-type="string" calcext:value-type="string">
            <text:p>Деведесет и прв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65" calcext:value-type="string">
            <text:p>br-redni-zenski-00-99-165</text:p>
          </table:table-cell>
          <table:table-cell office:value-type="string" calcext:value-type="string">
            <text:p>Деведесет и друг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66" calcext:value-type="string">
            <text:p>br-redni-zenski-00-99-166</text:p>
          </table:table-cell>
          <table:table-cell office:value-type="string" calcext:value-type="string">
            <text:p>Деведесет и трећ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67" calcext:value-type="string">
            <text:p>br-redni-zenski-00-99-167</text:p>
          </table:table-cell>
          <table:table-cell office:value-type="string" calcext:value-type="string">
            <text:p>Деведесет и четвр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68" calcext:value-type="string">
            <text:p>br-redni-zenski-00-99-168</text:p>
          </table:table-cell>
          <table:table-cell office:value-type="string" calcext:value-type="string">
            <text:p>Деведесет и пе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69" calcext:value-type="string">
            <text:p>br-redni-zenski-00-99-169</text:p>
          </table:table-cell>
          <table:table-cell office:value-type="string" calcext:value-type="string">
            <text:p>Деведесет и шест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70" calcext:value-type="string">
            <text:p>br-redni-zenski-00-99-170</text:p>
          </table:table-cell>
          <table:table-cell office:value-type="string" calcext:value-type="string">
            <text:p>Деведесет и сед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71" calcext:value-type="string">
            <text:p>br-redni-zenski-00-99-171</text:p>
          </table:table-cell>
          <table:table-cell office:value-type="string" calcext:value-type="string">
            <text:p>Деведесет и осма.</text:p>
          </table:table-cell>
        </table:table-row>
        <table:table-row table:style-name="ro1">
          <table:table-cell table:formula="of:=&quot;br-redni-zenski-00-99-&quot; &amp; TEXT(ROW(); &quot;000&quot;)" office:value-type="string" office:string-value="br-redni-zenski-00-99-172" calcext:value-type="string">
            <text:p>br-redni-zenski-00-99-172</text:p>
          </table:table-cell>
          <table:table-cell office:value-type="string" calcext:value-type="string">
            <text:p>Деведесет и девет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48:03.9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7:17:09.650000000</meta:creation-date>
    <dc:date>2024-02-23T16:48:15.510000000</dc:date>
    <meta:editing-duration>PT5M38S</meta:editing-duration>
    <meta:editing-cycles>4</meta:editing-cycles>
    <meta:generator>LibreOffice/7.5.9.2$Windows_X86_64 LibreOffice_project/cdeefe45c17511d326101eed8008ac4092f278a9</meta:generator>
    <meta:document-statistic meta:table-count="1" meta:cell-count="344" meta:object-count="0"/>
  </office:meta>
</office:document-meta>
</file>